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8126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<text:span text:style-name="Strong_20_Emphasis">Programming Fundamentals</text:span></text:h>
      <text:p text:style-name="Text_20_body">These are the basic concepts that are essential for writing any type of program:</text:p>
      <text:list text:style-name="L1">
        <text:list-item>
          <text:p text:style-name="P3"><text:span text:style-name="Strong_20_Emphasis">Variables</text:span>: Containers used to store data values (e.g., numbers, text).</text:p>
        </text:list-item>
        <text:list-item>
          <text:p text:style-name="P3"><text:span text:style-name="Strong_20_Emphasis">Data Types</text:span>: Define the type of data a variable can hold (e.g., integers, floats, strings, booleans).</text:p>
        </text:list-item>
        <text:list-item>
          <text:p text:style-name="P3"><text:span text:style-name="Strong_20_Emphasis">Operators</text:span>: Symbols that perform operations on variables (e.g.,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).</text:p>
        </text:list-item>
        <text:list-item>
          <text:p text:style-name="P3"><text:span text:style-name="Strong_20_Emphasis">Control Flow</text:span>:</text:p>
          <text:list>
            <text:list-item>
              <text:p text:style-name="P3"><text:span text:style-name="Strong_20_Emphasis">Conditional Statements</text:span>: Use <text:span text:style-name="Source_20_Text">if</text:span>, <text:span text:style-name="Source_20_Text">else if</text:span>, <text:span text:style-name="Source_20_Text">else</text:span> to make decisions.</text:p>
            </text:list-item>
            <text:list-item>
              <text:p text:style-name="P3"><text:span text:style-name="Strong_20_Emphasis">Loops</text:span>: Repeat blocks of code using <text:span text:style-name="Source_20_Text">for</text:span>, <text:span text:style-name="Source_20_Text">while</text:span>, or <text:span text:style-name="Source_20_Text">do-while</text:span>.</text:p>
            </text:list-item>
          </text:list>
        </text:list-item>
        <text:list-item>
          <text:p text:style-name="P3"><text:span text:style-name="Strong_20_Emphasis">Functions</text:span>: Blocks of reusable code that perform a specific task. They can take inputs (parameters) and return outputs.</text:p>
        </text:list-item>
        <text:list-item>
          <text:p text:style-name="P3"><text:span text:style-name="Strong_20_Emphasis">Arrays/Lists</text:span>: Collections of multiple values stored in a single variable.</text:p>
        </text:list-item>
        <text:list-item>
          <text:p text:style-name="P3"><text:span text:style-name="Strong_20_Emphasis">Input/Output (I/O)</text:span>: Interacting with users or other systems (e.g., reading data from a keyboard or file, displaying output).</text:p>
        </text:list-item>
        <text:list-item>
          <text:p text:style-name="P2"><text:span text:style-name="Strong_20_Emphasis">Error Handling</text:span>: Managing exceptions and errors to make the program robust.</text:p>
        </text:list-item>
      </text:list>
      <text:p text:style-name="Horizontal_20_Line"/>
      <text:h text:style-name="Heading_20_3" text:outline-level="3">2. <text:span text:style-name="Strong_20_Emphasis">Object-Oriented Programming (OOP)</text:span></text:h>
      <text:p text:style-name="Text_20_body">OOP is a programming paradigm centered around objects and classes. It provides a way to structure code more efficiently.</text:p>
      <text:h text:style-name="Heading_20_4" text:outline-level="4">Core Concepts:</text:h>
      <text:list text:style-name="L2">
        <text:list-item>
          <text:p text:style-name="P4"><text:span text:style-name="Strong_20_Emphasis">Class</text:span>: A blueprint for creating objects. Defines properties (attributes) and methods (functions).</text:p>
        </text:list-item>
        <text:list-item>
          <text:p text:style-name="P4"><text:span text:style-name="Strong_20_Emphasis">Object</text:span>: An instance of a class. It represents a specific entity with state and behavior.</text:p>
          <text:p text:style-name="P4"><text:span text:style-name="Strong_20_Emphasis">Example</text:span>: If <text:span text:style-name="Source_20_Text">Car</text:span> is a class, then a <text:span text:style-name="Source_20_Text">Toyota Corolla</text:span> is an object of that class.</text:p>
        </text:list-item>
        <text:list-item>
          <text:p text:style-name="P4"><text:span text:style-name="Strong_20_Emphasis">Encapsulation</text:span>: Bundling data (attributes) and methods (functions) that operate on the data within one unit (class). It restricts access to some of the object's components to protect its state.</text:p>
          <text:list>
            <text:list-item>
              <text:p text:style-name="P5"><text:span text:style-name="Strong_20_Emphasis">Access Modifiers</text:span>: <text:span text:style-name="Source_20_Text">private</text:span>, <text:span text:style-name="Source_20_Text">public</text:span>, <text:span text:style-name="Source_20_Text">protected</text:span> control visibility.</text:p>
            </text:list-item>
          </text:list>
        </text:list-item>
        <text:list-item>
          <text:p text:style-name="P4"><text:span text:style-name="Strong_20_Emphasis">Inheritance</text:span>: A mechanism for a new class (child) to inherit properties and methods from an existing class (parent). Promotes code reuse.</text:p>
          <text:p text:style-name="P4"><text:span text:style-name="Strong_20_Emphasis">Example</text:span>: A <text:span text:style-name="Source_20_Text">Dog</text:span> class can inherit from an <text:span text:style-name="Source_20_Text">Animal</text:span> class.</text:p>
        </text:list-item>
        <text:list-item>
          <text:p text:style-name="P4"><text:span text:style-name="Strong_20_Emphasis">Polymorphism</text:span>: The ability to use the same function or method in different ways. Achieved through:</text:p>
          <text:list>
            <text:list-item>
              <text:p text:style-name="P5"><text:span text:style-name="Strong_20_Emphasis">Method Overloading</text:span>: Same method name, different parameters.</text:p>
            </text:list-item>
            <text:list-item>
              <text:p text:style-name="P5"><text:span text:style-name="Strong_20_Emphasis">Method Overriding</text:span>: Redefining a method from the parent class in a child class.</text:p>
            </text:list-item>
          </text:list>
        </text:list-item>
        <text:list-item>
          <text:p text:style-name="P4"><text:span text:style-name="Strong_20_Emphasis">Abstraction</text:span>: Hiding the implementation details of a method and exposing only the necessary parts. It helps simplify complex systems.</text:p>
        </text:list-item>
      </text:list>
      <text:h text:style-name="Heading_20_4" text:outline-level="4"><text:soft-page-break/>OOP Example Structure:</text:h>
      <text:p text:style-name="Text_20_body">Let's say we're creating a simple system to model <text:span text:style-name="Strong_20_Emphasis">vehicles</text:span>:</text:p>
      <text:list text:style-name="L3">
        <text:list-item>
          <text:p text:style-name="P7"><text:span text:style-name="Strong_20_Emphasis">Class</text:span>: <text:span text:style-name="Source_20_Text">Vehicle</text:span> with properties like <text:span text:style-name="Source_20_Text">color</text:span>, <text:span text:style-name="Source_20_Text">speed</text:span>, and a method <text:span text:style-name="Source_20_Text">drive()</text:span>.</text:p>
        </text:list-item>
        <text:list-item>
          <text:p text:style-name="P7"><text:span text:style-name="Strong_20_Emphasis">Child Class</text:span>: <text:span text:style-name="Source_20_Text">Car</text:span> inherits from <text:span text:style-name="Source_20_Text">Vehicle</text:span> and has additional features like <text:span text:style-name="Source_20_Text">airConditioning</text:span>.</text:p>
        </text:list-item>
        <text:list-item>
          <text:p text:style-name="P6"><text:span text:style-name="Strong_20_Emphasis">Objects</text:span>: Creating specific <text:span text:style-name="Source_20_Text">Car</text:span> objects like <text:span text:style-name="Source_20_Text">Toyota</text:span> or <text:span text:style-name="Source_20_Text">Honda</text:span> with specific attributes.<text:tab/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51:05.070623722</meta:creation-date>
    <dc:date>2024-11-12T13:22:16.660479055</dc:date>
    <meta:editing-duration>PT10M22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31" meta:word-count="396" meta:character-count="2474" meta:non-whitespace-character-count="2132"/>
  </office:meta>
</office:document-meta>
</file>